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variant="normal" fo:text-transform="none" fo:color="#373737" style:font-name="Lato" fo:font-size="15pt" fo:letter-spacing="normal" fo:font-style="normal" fo:font-weight="normal" officeooo:rsid="00147b4b" officeooo:paragraph-rsid="00147b4b"/>
    </style:style>
    <style:style style:name="P2" style:family="paragraph" style:parent-style-name="Text_20_body">
      <style:paragraph-properties fo:margin-left="0in" fo:margin-right="0in" fo:margin-top="0in" fo:margin-bottom="0.3335in" loext:contextual-spacing="false" fo:orphans="2" fo:widows="2" fo:text-indent="0in" style:auto-text-indent="false"/>
      <style:text-properties fo:font-variant="normal" fo:text-transform="none" fo:color="#373737" style:font-name="Lato" fo:font-size="15pt" fo:letter-spacing="normal" fo:font-style="normal" fo:font-weight="normal"/>
    </style:style>
    <style:style style:name="P3" style:family="paragraph" style:parent-style-name="Text_20_body">
      <style:paragraph-properties fo:margin-left="0in" fo:margin-right="0in" fo:margin-top="0in" fo:margin-bottom="0.3335in" loext:contextual-spacing="false" fo:orphans="2" fo:widows="2" fo:text-indent="0in" style:auto-text-indent="false"/>
    </style:style>
    <style:style style:name="P4" style:family="paragraph" style:parent-style-name="Standard">
      <style:text-properties officeooo:rsid="00147b4b" officeooo:paragraph-rsid="00147b4b"/>
    </style:style>
    <style:style style:name="T1" style:family="text">
      <style:text-properties fo:font-variant="normal" fo:text-transform="none" fo:color="#373737" style:font-name="Lato" fo:font-size="15pt" fo:letter-spacing="normal" fo:font-style="normal" fo:font-weight="normal"/>
    </style:style>
    <style:style style:name="T2" style:family="text">
      <style:text-properties fo:font-variant="normal" fo:text-transform="none" fo:color="#c8c5c5" style:font-name="Lato" fo:font-size="1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finition violation misdemeanour felony offense level</text:p>
      <text:p text:style-name="P4"/>
      <text:p text:style-name="P4"><text:a xlink:type="simple" xlink:href="https://www.bhlawfirm.com/blog/2017/03/the-difference-between-violations-misdemeanors-and-felonies.shtml" text:style-name="Internet_20_link" text:visited-style-name="Visited_20_Internet_20_Link">https://www.bhlawfirm.com/blog/2017/03/the-difference-between-violations-misdemeanors-and-felonies.shtml</text:a></text:p>
      <text:p text:style-name="P4"/>
      <text:p text:style-name="P4"/>
      <text:p text:style-name="P4"/>
      <text:p text:style-name="P1">What's a violation?</text:p>
      <text:p text:style-name="P2">A violation is an offense, other than a traffic infraction, where the maximum possible punishment is fifteen days in jail.</text:p>
      <text:p text:style-name="P2">It's important to note that a violation is not a crime, even though you can be taken into custody and held. That means you won't have a criminal record if you're only charged with a violation.</text:p>
      <text:p text:style-name="P2">An example of a violation would be something like "disorderly conduct." Officers might take you into custody just until you calm down and then release you when you no longer appear to be likely to cause further trouble. You'll probably be given an appearance ticket for court to deal with any fines or further issues.</text:p>
      <text:p text:style-name="P2">What's a misdemeanor?</text:p>
      <text:p text:style-name="P2">Misdemeanors are generally low-level, petty offenses that don't have a possible sentence of greater than one year in jail. Misdemeanors can be unclassified or divided into Class A and Class B.</text:p>
      <text:p text:style-name="P2">Class A is reserved for more serious offenses and can result in up to one year in jail or 3 years of probation. You can also be fined up to $1000.</text:p>
      <text:p text:style-name="P2">If you're charged with a Class B misdemeanor, you face up to three months in jail or one year of probation and a $500 fine.</text:p>
      <text:p text:style-name="P2"><text:soft-page-break/>If possible, your defense attorney may try to get your Class A misdemeanor reduced to a Class B misdemeanor in order to lessen the possible consequences.</text:p>
      <text:p text:style-name="P2">What's a felony?</text:p>
      <text:p text:style-name="P3"><text:span text:style-name="T1">Felony charges are reserved for the most serious crimes, like </text:span><text:a xlink:type="simple" xlink:href="http://statelaws.findlaw.com/new-york-law/new-york-assault-and-battery-laws.html" office:target-frame-name="_blank" xlink:show="new" text:style-name="Internet_20_link" text:visited-style-name="Visited_20_Internet_20_Link"><text:span text:style-name="T2">assault</text:span></text:a><text:span text:style-name="T1">, and the possible sentence starts at more than a year in prison and can go to life depending on the type of crime you committed.</text:span></text:p>
      <text:p text:style-name="P2">Felonies are divided into classes (A-I, A-II, B, C, D, and E) from most serious to least serious. Your attorney's goal may be to get a serious felony charge reduced to a lower degree or a misdemeanor, so that you face minimal consequences if convicted.</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9T10:12:52.427519687</meta:creation-date>
    <dc:date>2019-07-29T10:15:27.091327971</dc:date>
    <meta:editing-duration>PT2M35S</meta:editing-duration>
    <meta:editing-cycles>2</meta:editing-cycles>
    <meta:generator>LibreOffice/6.0.6.2$Linux_X86_64 LibreOffice_project/00m0$Build-2</meta:generator>
    <meta:document-statistic meta:table-count="0" meta:image-count="0" meta:object-count="0" meta:page-count="2" meta:paragraph-count="14" meta:word-count="321" meta:character-count="1909" meta:non-whitespace-character-count="1602"/>
  </office:meta>
</office:document-meta>
</file>